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fo:font-weight="normal" officeooo:rsid="003566f1" officeooo:paragraph-rsid="003566f1" style:font-weight-asian="normal" style:font-weight-complex="normal"/>
    </style:style>
    <style:style style:name="P2" style:family="paragraph" style:parent-style-name="Standard">
      <style:text-properties fo:language="el" fo:country="GR" fo:font-weight="normal" officeooo:rsid="00102804" officeooo:paragraph-rsid="002fa3d4" style:font-weight-asian="normal" style:font-weight-complex="normal"/>
    </style:style>
    <style:style style:name="P3" style:family="paragraph" style:parent-style-name="Standard">
      <style:text-properties fo:language="en" fo:country="US" fo:font-weight="normal" officeooo:rsid="002d08f5" officeooo:paragraph-rsid="002d08f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32pt" fo:language="el" fo:country="GR" fo:font-style="italic" style:text-underline-style="none" fo:font-weight="normal" officeooo:rsid="001d5c3f" officeooo:paragraph-rsid="00ac9e7f" style:font-size-asian="32pt" style:font-style-asian="italic" style:font-weight-asian="normal" style:font-size-complex="3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32pt" fo:language="el" fo:country="GR" fo:font-style="italic" style:text-underline-style="none" officeooo:rsid="001d5c3f" officeooo:paragraph-rsid="00ac9e7f" style:font-size-asian="32pt" style:font-style-asian="italic" style:font-size-complex="32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40pt" fo:font-style="italic" style:text-underline-style="none" officeooo:rsid="000becaa" officeooo:paragraph-rsid="00ac9e7f" style:font-size-asian="40pt" style:font-style-asian="italic" style:font-size-complex="40pt" style:font-style-complex="italic"/>
    </style:style>
    <style:style style:name="P7" style:family="paragraph" style:parent-style-name="Standard">
      <style:text-properties fo:font-size="13pt" fo:language="el" fo:country="GR" fo:font-weight="normal" officeooo:rsid="00102804" officeooo:paragraph-rsid="002fa3d4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language="el" fo:country="GR" fo:font-weight="normal" officeooo:rsid="00102804" officeooo:paragraph-rsid="001ac32e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language="el" fo:country="GR" fo:font-weight="normal" officeooo:rsid="0012dca5" officeooo:paragraph-rsid="0013e4e6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language="el" fo:country="GR" fo:font-weight="normal" officeooo:rsid="0013e3cb" officeooo:paragraph-rsid="0013e3cb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language="el" fo:country="GR" fo:font-weight="normal" officeooo:rsid="0016acaa" officeooo:paragraph-rsid="0016acaa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language="el" fo:country="GR" fo:font-weight="normal" officeooo:rsid="0016acaa" officeooo:paragraph-rsid="001ac32e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language="el" fo:country="GR" fo:font-weight="normal" officeooo:rsid="0016acaa" officeooo:paragraph-rsid="001c71c2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language="el" fo:country="GR" fo:font-weight="normal" officeooo:rsid="001ac32e" officeooo:paragraph-rsid="001ac32e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language="el" fo:country="GR" fo:font-weight="normal" officeooo:rsid="00228d61" officeooo:paragraph-rsid="002dfd53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fo:language="el" fo:country="GR" fo:font-weight="normal" officeooo:rsid="002fa3d4" officeooo:paragraph-rsid="002fa3d4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language="el" fo:country="GR" fo:font-weight="normal" officeooo:rsid="00350465" officeooo:paragraph-rsid="00350465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language="el" fo:country="GR" fo:font-weight="normal" officeooo:rsid="00390646" officeooo:paragraph-rsid="00390646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language="el" fo:country="GR" fo:font-weight="normal" officeooo:rsid="002710fa" officeooo:paragraph-rsid="0036abfc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language="el" fo:country="GR" fo:font-weight="normal" officeooo:rsid="002710fa" officeooo:paragraph-rsid="00274121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language="el" fo:country="GR" fo:font-weight="normal" officeooo:rsid="003ea0b5" officeooo:paragraph-rsid="003ea0b5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fo:language="el" fo:country="GR" fo:font-weight="normal" officeooo:rsid="003566f1" officeooo:paragraph-rsid="004109a2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language="el" fo:country="GR" fo:font-weight="normal" officeooo:rsid="003566f1" officeooo:paragraph-rsid="00274121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fo:language="el" fo:country="GR" fo:font-weight="normal" officeooo:rsid="004349f1" officeooo:paragraph-rsid="004349f1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language="el" fo:country="GR" fo:font-weight="normal" officeooo:rsid="004349f1" officeooo:paragraph-rsid="004590a7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language="el" fo:country="GR" fo:font-weight="normal" officeooo:rsid="004a3e77" officeooo:paragraph-rsid="004e38ef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fo:language="el" fo:country="GR" fo:font-weight="normal" officeooo:rsid="004a3e77" officeooo:paragraph-rsid="004a3e77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size="13pt" fo:language="el" fo:country="GR" fo:font-weight="normal" officeooo:rsid="0047f18e" officeooo:paragraph-rsid="0047f18e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fo:language="el" fo:country="GR" fo:font-weight="normal" officeooo:rsid="004d32d9" officeooo:paragraph-rsid="004d32d9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size="13pt" fo:language="el" fo:country="GR" fo:font-weight="normal" officeooo:rsid="0067284d" officeooo:paragraph-rsid="0067284d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size="13pt" fo:language="el" fo:country="GR" fo:font-weight="normal" officeooo:rsid="007532de" officeooo:paragraph-rsid="007532de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size="13pt" fo:language="el" fo:country="GR" fo:font-weight="normal" officeooo:rsid="007532de" officeooo:paragraph-rsid="0076a2f2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size="13pt" fo:language="el" fo:country="GR" fo:font-weight="normal" officeooo:rsid="0076a2f2" officeooo:paragraph-rsid="0076a2f2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size="13pt" fo:language="el" fo:country="GR" fo:font-weight="normal" officeooo:rsid="005adf59" officeooo:paragraph-rsid="005adf59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size="13pt" fo:language="el" fo:country="GR" fo:font-weight="normal" officeooo:rsid="008685e9" officeooo:paragraph-rsid="00911b6f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size="13pt" fo:language="el" fo:country="GR" fo:font-weight="normal" officeooo:rsid="008685e9" officeooo:paragraph-rsid="00983e7d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size="13pt" fo:language="el" fo:country="GR" fo:font-weight="normal" officeooo:rsid="008685e9" officeooo:paragraph-rsid="008bba12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size="13pt" fo:language="el" fo:country="GR" fo:font-weight="normal" officeooo:rsid="009905b1" officeooo:paragraph-rsid="009905b1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size="13pt" fo:language="el" fo:country="GR" fo:font-weight="normal" officeooo:rsid="00933bf8" officeooo:paragraph-rsid="00933bf8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size="13pt" fo:language="el" fo:country="GR" fo:font-weight="normal" officeooo:rsid="003dabde" officeooo:paragraph-rsid="003dabde" style:font-size-asian="13pt" style:font-weight-asian="normal" style:font-size-complex="13pt" style:font-weight-complex="normal"/>
    </style:style>
    <style:style style:name="P41" style:family="paragraph" style:parent-style-name="Standard">
      <style:text-properties fo:font-size="13pt" fo:language="el" fo:country="GR" fo:font-weight="normal" officeooo:rsid="009c59d6" officeooo:paragraph-rsid="00b6a9d3" style:font-size-asian="13pt" style:font-weight-asian="normal" style:font-size-complex="13pt" style:font-weight-complex="normal"/>
    </style:style>
    <style:style style:name="P42" style:family="paragraph" style:parent-style-name="Standard">
      <style:text-properties fo:font-size="13pt" fo:language="el" fo:country="GR" fo:font-weight="normal" officeooo:rsid="00c2f581" officeooo:paragraph-rsid="00c2f581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size="13pt" fo:language="el" fo:country="GR" style:text-underline-style="solid" style:text-underline-width="auto" style:text-underline-color="font-color" fo:font-weight="normal" officeooo:rsid="003e6d80" officeooo:paragraph-rsid="003e6d80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size="13pt" fo:language="el" fo:country="GR" fo:font-style="normal" fo:font-weight="normal" officeooo:rsid="00c7c628" officeooo:paragraph-rsid="00c7c628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fo:font-size="13pt" fo:language="en" fo:country="US" fo:font-weight="normal" officeooo:rsid="002fa3d4" officeooo:paragraph-rsid="002fa3d4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size="13pt" fo:language="en" fo:country="US" fo:font-weight="normal" officeooo:rsid="00102804" officeooo:paragraph-rsid="00102804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size="13pt" fo:language="en" fo:country="US" fo:font-weight="normal" officeooo:rsid="00102804" officeooo:paragraph-rsid="0085e9fd" style:font-size-asian="13pt" style:font-weight-asian="normal" style:font-size-complex="13pt" style:font-weight-complex="normal"/>
    </style:style>
    <style:style style:name="P48" style:family="paragraph" style:parent-style-name="Standard">
      <style:text-properties fo:font-size="13pt" fo:language="en" fo:country="US" fo:font-weight="normal" officeooo:rsid="0012dca5" officeooo:paragraph-rsid="0013e4e6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size="13pt" fo:language="en" fo:country="US" fo:font-weight="normal" officeooo:rsid="00216dea" officeooo:paragraph-rsid="001c71c2" style:font-size-asian="13pt" style:font-weight-asian="normal" style:font-size-complex="13pt" style:font-weight-complex="normal"/>
    </style:style>
    <style:style style:name="P50" style:family="paragraph" style:parent-style-name="Standard">
      <style:text-properties fo:font-size="13pt" fo:language="en" fo:country="US" fo:font-weight="normal" officeooo:rsid="001c71c2" officeooo:paragraph-rsid="001c71c2" style:font-size-asian="13pt" style:font-weight-asian="normal" style:font-size-complex="13pt" style:font-weight-complex="normal"/>
    </style:style>
    <style:style style:name="P51" style:family="paragraph" style:parent-style-name="Standard">
      <style:text-properties fo:font-size="13pt" fo:language="en" fo:country="US" fo:font-weight="normal" officeooo:rsid="008a5125" officeooo:paragraph-rsid="008a5125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size="13pt" fo:language="en" fo:country="US" fo:font-weight="normal" officeooo:rsid="0036abfc" officeooo:paragraph-rsid="00274121" style:font-size-asian="13pt" style:font-weight-asian="normal" style:font-size-complex="13pt" style:font-weight-complex="normal"/>
    </style:style>
    <style:style style:name="P53" style:family="paragraph" style:parent-style-name="Standard">
      <style:text-properties fo:font-size="13pt" fo:language="en" fo:country="US" fo:font-weight="normal" officeooo:rsid="003e6d80" officeooo:paragraph-rsid="003e6d80" style:font-size-asian="13pt" style:font-weight-asian="normal" style:font-size-complex="13pt" style:font-weight-complex="normal"/>
    </style:style>
    <style:style style:name="P54" style:family="paragraph" style:parent-style-name="Standard">
      <style:text-properties fo:font-size="13pt" fo:language="en" fo:country="US" fo:font-weight="normal" officeooo:rsid="004a3e77" officeooo:paragraph-rsid="004e38ef" style:font-size-asian="13pt" style:font-weight-asian="normal" style:font-size-complex="13pt" style:font-weight-complex="normal"/>
    </style:style>
    <style:style style:name="P55" style:family="paragraph" style:parent-style-name="Standard">
      <style:text-properties fo:font-size="13pt" fo:language="en" fo:country="US" fo:font-weight="normal" officeooo:rsid="004d32d9" officeooo:paragraph-rsid="004d32d9" style:font-size-asian="13pt" style:font-weight-asian="normal" style:font-size-complex="13pt" style:font-weight-complex="normal"/>
    </style:style>
    <style:style style:name="P56" style:family="paragraph" style:parent-style-name="Standard">
      <style:text-properties fo:font-size="13pt" fo:language="en" fo:country="US" fo:font-weight="normal" officeooo:rsid="0047f18e" officeooo:paragraph-rsid="0047f18e" style:font-size-asian="13pt" style:font-weight-asian="normal" style:font-size-complex="13pt" style:font-weight-complex="normal"/>
    </style:style>
    <style:style style:name="P57" style:family="paragraph" style:parent-style-name="Standard">
      <style:text-properties fo:font-size="13pt" fo:language="en" fo:country="US" fo:font-weight="normal" officeooo:rsid="0056ed20" officeooo:paragraph-rsid="0056ed20" style:font-size-asian="13pt" style:font-weight-asian="normal" style:font-size-complex="13pt" style:font-weight-complex="normal"/>
    </style:style>
    <style:style style:name="P58" style:family="paragraph" style:parent-style-name="Standard">
      <style:text-properties fo:font-size="13pt" fo:language="en" fo:country="US" fo:font-weight="normal" officeooo:rsid="0049b06f" officeooo:paragraph-rsid="0049b06f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size="13pt" fo:language="en" fo:country="US" fo:font-weight="normal" officeooo:rsid="0049b06f" officeooo:paragraph-rsid="0067284d" style:font-size-asian="13pt" style:font-weight-asian="normal" style:font-size-complex="13pt" style:font-weight-complex="normal"/>
    </style:style>
    <style:style style:name="P60" style:family="paragraph" style:parent-style-name="Standard">
      <style:text-properties fo:font-size="13pt" fo:language="en" fo:country="US" fo:font-weight="normal" officeooo:rsid="004bf94a" officeooo:paragraph-rsid="004a3e77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size="13pt" fo:language="en" fo:country="US" fo:font-weight="normal" officeooo:rsid="005577d8" officeooo:paragraph-rsid="004d32d9" style:font-size-asian="13pt" style:font-weight-asian="normal" style:font-size-complex="13pt" style:font-weight-complex="normal"/>
    </style:style>
    <style:style style:name="P62" style:family="paragraph" style:parent-style-name="Standard">
      <style:text-properties fo:font-size="13pt" fo:language="en" fo:country="US" fo:font-weight="normal" officeooo:rsid="007ff472" officeooo:paragraph-rsid="007ff472" style:font-size-asian="13pt" style:font-weight-asian="normal" style:font-size-complex="13pt" style:font-weight-complex="normal"/>
    </style:style>
    <style:style style:name="P63" style:family="paragraph" style:parent-style-name="Standard">
      <style:text-properties fo:font-size="13pt" fo:language="en" fo:country="US" fo:font-weight="normal" officeooo:rsid="0076a2f2" officeooo:paragraph-rsid="0076a2f2" style:font-size-asian="13pt" style:font-weight-asian="normal" style:font-size-complex="13pt" style:font-weight-complex="normal"/>
    </style:style>
    <style:style style:name="P64" style:family="paragraph" style:parent-style-name="Standard">
      <style:text-properties fo:font-size="13pt" fo:language="en" fo:country="US" fo:font-weight="normal" officeooo:rsid="0076a2f2" officeooo:paragraph-rsid="007b3502" style:font-size-asian="13pt" style:font-weight-asian="normal" style:font-size-complex="13pt" style:font-weight-complex="normal"/>
    </style:style>
    <style:style style:name="P65" style:family="paragraph" style:parent-style-name="Standard">
      <style:text-properties fo:font-size="13pt" fo:language="en" fo:country="US" fo:font-weight="normal" officeooo:rsid="006ae617" officeooo:paragraph-rsid="006ae617" style:font-size-asian="13pt" style:font-weight-asian="normal" style:font-size-complex="13pt" style:font-weight-complex="normal"/>
    </style:style>
    <style:style style:name="P66" style:family="paragraph" style:parent-style-name="Standard">
      <style:text-properties fo:font-size="13pt" fo:language="en" fo:country="US" fo:font-weight="normal" officeooo:rsid="003c7a43" officeooo:paragraph-rsid="00371ccc" style:font-size-asian="13pt" style:font-weight-asian="normal" style:font-size-complex="13pt" style:font-weight-complex="normal"/>
    </style:style>
    <style:style style:name="P67" style:family="paragraph" style:parent-style-name="Standard">
      <style:text-properties fo:font-size="13pt" fo:language="en" fo:country="US" fo:font-weight="normal" officeooo:rsid="003c7a43" officeooo:paragraph-rsid="003c7a43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size="13pt" fo:language="en" fo:country="US" fo:font-weight="normal" officeooo:rsid="003c7a43" officeooo:paragraph-rsid="00911b6f" style:font-size-asian="13pt" style:font-weight-asian="normal" style:font-size-complex="13pt" style:font-weight-complex="normal"/>
    </style:style>
    <style:style style:name="P69" style:family="paragraph" style:parent-style-name="Standard">
      <style:text-properties fo:font-size="13pt" fo:language="en" fo:country="US" fo:font-weight="normal" officeooo:rsid="009b7886" officeooo:paragraph-rsid="009905b1" style:font-size-asian="13pt" style:font-weight-asian="normal" style:font-size-complex="13pt" style:font-weight-complex="normal"/>
    </style:style>
    <style:style style:name="P70" style:family="paragraph" style:parent-style-name="Standard">
      <style:text-properties fo:font-size="13pt" fo:language="en" fo:country="US" style:text-underline-style="solid" style:text-underline-width="auto" style:text-underline-color="font-color" fo:font-weight="bold" officeooo:rsid="008a5125" officeooo:paragraph-rsid="008a5125" style:font-size-asian="13pt" style:font-weight-asian="bold" style:font-size-complex="13pt" style:font-weight-complex="bold"/>
    </style:style>
    <style:style style:name="P71" style:family="paragraph" style:parent-style-name="Standard">
      <style:text-properties fo:font-size="13pt" fo:language="en" fo:country="US" fo:font-style="normal" fo:font-weight="bold" officeooo:rsid="00c2f581" officeooo:paragraph-rsid="00c2f581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Standard">
      <style:text-properties fo:font-size="13pt" fo:font-weight="normal" officeooo:paragraph-rsid="002dfd53" style:font-size-asian="13pt" style:font-size-complex="13pt"/>
    </style:style>
    <style:style style:name="P73" style:family="paragraph" style:parent-style-name="Standard">
      <style:paragraph-properties fo:text-align="center" style:justify-single-word="false"/>
      <style:text-properties fo:font-size="44pt" fo:font-style="italic" style:text-underline-style="none" officeooo:rsid="000becaa" officeooo:paragraph-rsid="00ac9e7f" style:font-size-asian="44pt" style:font-style-asian="italic" style:font-size-complex="44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e9f9"/>
    </style:style>
    <style:style style:name="T3" style:family="text">
      <style:text-properties fo:language="en" fo:country="US" officeooo:rsid="001ac32e"/>
    </style:style>
    <style:style style:name="T4" style:family="text">
      <style:text-properties fo:language="en" fo:country="US" officeooo:rsid="001c71c2"/>
    </style:style>
    <style:style style:name="T5" style:family="text">
      <style:text-properties fo:language="en" fo:country="US" officeooo:rsid="00240f5d"/>
    </style:style>
    <style:style style:name="T6" style:family="text">
      <style:text-properties fo:language="en" fo:country="US" officeooo:rsid="00274121"/>
    </style:style>
    <style:style style:name="T7" style:family="text">
      <style:text-properties fo:language="en" fo:country="US" officeooo:rsid="00281030"/>
    </style:style>
    <style:style style:name="T8" style:family="text">
      <style:text-properties fo:language="en" fo:country="US" officeooo:rsid="00228d61" style:font-weight-asian="normal" style:font-weight-complex="normal"/>
    </style:style>
    <style:style style:name="T9" style:family="text">
      <style:text-properties fo:language="en" fo:country="US" officeooo:rsid="002551ca" style:font-weight-asian="normal" style:font-weight-complex="normal"/>
    </style:style>
    <style:style style:name="T10" style:family="text">
      <style:text-properties fo:language="en" fo:country="US" officeooo:rsid="00216dea" style:font-weight-asian="normal" style:font-weight-complex="normal"/>
    </style:style>
    <style:style style:name="T11" style:family="text">
      <style:text-properties fo:language="en" fo:country="US" officeooo:rsid="00240f5d" style:font-weight-asian="normal" style:font-weight-complex="normal"/>
    </style:style>
    <style:style style:name="T12" style:family="text">
      <style:text-properties fo:language="en" fo:country="US" officeooo:rsid="0036abfc"/>
    </style:style>
    <style:style style:name="T13" style:family="text">
      <style:text-properties fo:language="en" fo:country="US" officeooo:rsid="003a81a8"/>
    </style:style>
    <style:style style:name="T14" style:family="text">
      <style:text-properties fo:language="en" fo:country="US" officeooo:rsid="003c7a43"/>
    </style:style>
    <style:style style:name="T15" style:family="text">
      <style:text-properties fo:language="en" fo:country="US" officeooo:rsid="0041d708"/>
    </style:style>
    <style:style style:name="T16" style:family="text">
      <style:text-properties fo:language="en" fo:country="US" officeooo:rsid="004590a7"/>
    </style:style>
    <style:style style:name="T17" style:family="text">
      <style:text-properties fo:language="en" fo:country="US" officeooo:rsid="0047780e"/>
    </style:style>
    <style:style style:name="T18" style:family="text">
      <style:text-properties fo:language="en" fo:country="US" officeooo:rsid="0047f18e"/>
    </style:style>
    <style:style style:name="T19" style:family="text">
      <style:text-properties fo:language="en" fo:country="US" officeooo:rsid="0049b06f"/>
    </style:style>
    <style:style style:name="T20" style:family="text">
      <style:text-properties fo:language="en" fo:country="US" officeooo:rsid="004bf94a"/>
    </style:style>
    <style:style style:name="T21" style:family="text">
      <style:text-properties fo:language="en" fo:country="US" officeooo:rsid="004ed4fb"/>
    </style:style>
    <style:style style:name="T22" style:family="text">
      <style:text-properties fo:language="en" fo:country="US" officeooo:rsid="004f826a"/>
    </style:style>
    <style:style style:name="T23" style:family="text">
      <style:text-properties fo:language="en" fo:country="US" officeooo:rsid="00510a6a"/>
    </style:style>
    <style:style style:name="T24" style:family="text">
      <style:text-properties fo:language="en" fo:country="US" officeooo:rsid="00513878"/>
    </style:style>
    <style:style style:name="T25" style:family="text">
      <style:text-properties fo:language="en" fo:country="US" officeooo:rsid="005307a7"/>
    </style:style>
    <style:style style:name="T26" style:family="text">
      <style:text-properties fo:language="en" fo:country="US" fo:font-weight="bold" officeooo:rsid="004590a7" style:font-weight-asian="bold" style:font-weight-complex="bold"/>
    </style:style>
    <style:style style:name="T27" style:family="text">
      <style:text-properties fo:language="en" fo:country="US" officeooo:rsid="0055083b"/>
    </style:style>
    <style:style style:name="T28" style:family="text">
      <style:text-properties fo:language="en" fo:country="US" officeooo:rsid="005577d8"/>
    </style:style>
    <style:style style:name="T29" style:family="text">
      <style:text-properties fo:language="en" fo:country="US" officeooo:rsid="0056ed20"/>
    </style:style>
    <style:style style:name="T30" style:family="text">
      <style:text-properties fo:language="en" fo:country="US" officeooo:rsid="0058235d"/>
    </style:style>
    <style:style style:name="T31" style:family="text">
      <style:text-properties fo:language="en" fo:country="US" officeooo:rsid="005873c7"/>
    </style:style>
    <style:style style:name="T32" style:family="text">
      <style:text-properties fo:language="en" fo:country="US" officeooo:rsid="00634261"/>
    </style:style>
    <style:style style:name="T33" style:family="text">
      <style:text-properties fo:language="en" fo:country="US" officeooo:rsid="006afcf2"/>
    </style:style>
    <style:style style:name="T34" style:family="text">
      <style:text-properties fo:language="en" fo:country="US" officeooo:rsid="0075ad46"/>
    </style:style>
    <style:style style:name="T35" style:family="text">
      <style:text-properties fo:language="en" fo:country="US" officeooo:rsid="0076a2f2"/>
    </style:style>
    <style:style style:name="T36" style:family="text">
      <style:text-properties fo:language="en" fo:country="US" officeooo:rsid="0081a4d9"/>
    </style:style>
    <style:style style:name="T37" style:family="text">
      <style:text-properties fo:language="en" fo:country="US" officeooo:rsid="0082fe3c"/>
    </style:style>
    <style:style style:name="T38" style:family="text">
      <style:text-properties fo:language="en" fo:country="US" officeooo:rsid="0089222e"/>
    </style:style>
    <style:style style:name="T39" style:family="text">
      <style:text-properties fo:language="en" fo:country="US" officeooo:rsid="008dc967"/>
    </style:style>
    <style:style style:name="T40" style:family="text">
      <style:text-properties fo:language="en" fo:country="US" officeooo:rsid="00371ccc"/>
    </style:style>
    <style:style style:name="T41" style:family="text">
      <style:text-properties fo:language="en" fo:country="US" officeooo:rsid="008f6d6f"/>
    </style:style>
    <style:style style:name="T42" style:family="text">
      <style:text-properties fo:language="en" fo:country="US" officeooo:rsid="00925c14"/>
    </style:style>
    <style:style style:name="T43" style:family="text">
      <style:text-properties fo:language="en" fo:country="US" officeooo:rsid="00933bf8"/>
    </style:style>
    <style:style style:name="T44" style:family="text">
      <style:text-properties fo:language="en" fo:country="US" officeooo:rsid="0094d81e"/>
    </style:style>
    <style:style style:name="T45" style:family="text">
      <style:text-properties fo:language="en" fo:country="US" officeooo:rsid="00983e4a"/>
    </style:style>
    <style:style style:name="T46" style:family="text">
      <style:text-properties fo:language="en" fo:country="US" officeooo:rsid="009911e6"/>
    </style:style>
    <style:style style:name="T47" style:family="text">
      <style:text-properties fo:language="en" fo:country="US" officeooo:rsid="009b7886"/>
    </style:style>
    <style:style style:name="T48" style:family="text">
      <style:text-properties fo:language="en" fo:country="US" officeooo:rsid="009d981a"/>
    </style:style>
    <style:style style:name="T49" style:family="text">
      <style:text-properties fo:language="en" fo:country="US" officeooo:rsid="009ed79d"/>
    </style:style>
    <style:style style:name="T50" style:family="text">
      <style:text-properties fo:language="en" fo:country="US" officeooo:rsid="009f0f12"/>
    </style:style>
    <style:style style:name="T51" style:family="text">
      <style:text-properties fo:language="en" fo:country="US" officeooo:rsid="009fd0fa"/>
    </style:style>
    <style:style style:name="T52" style:family="text">
      <style:text-properties fo:language="en" fo:country="US" officeooo:rsid="00a2b4fe"/>
    </style:style>
    <style:style style:name="T53" style:family="text">
      <style:text-properties fo:language="en" fo:country="US" officeooo:rsid="00a589d3"/>
    </style:style>
    <style:style style:name="T54" style:family="text">
      <style:text-properties fo:language="en" fo:country="US" officeooo:rsid="00b6a9d3"/>
    </style:style>
    <style:style style:name="T55" style:family="text">
      <style:text-properties fo:language="en" fo:country="US" officeooo:rsid="00ba56b8"/>
    </style:style>
    <style:style style:name="T56" style:family="text">
      <style:text-properties fo:language="en" fo:country="US" officeooo:rsid="00bd9293"/>
    </style:style>
    <style:style style:name="T57" style:family="text">
      <style:text-properties fo:language="en" fo:country="US" officeooo:rsid="00bfab20"/>
    </style:style>
    <style:style style:name="T58" style:family="text">
      <style:text-properties fo:language="en" fo:country="US" officeooo:rsid="00d1fc35"/>
    </style:style>
    <style:style style:name="T59" style:family="text">
      <style:text-properties officeooo:rsid="001192c7"/>
    </style:style>
    <style:style style:name="T60" style:family="text">
      <style:text-properties officeooo:rsid="0018880d"/>
    </style:style>
    <style:style style:name="T61" style:family="text">
      <style:text-properties officeooo:rsid="0018e9f9"/>
    </style:style>
    <style:style style:name="T62" style:family="text">
      <style:text-properties officeooo:rsid="001ac32e"/>
    </style:style>
    <style:style style:name="T63" style:family="text">
      <style:text-properties officeooo:rsid="001b1800"/>
    </style:style>
    <style:style style:name="T64" style:family="text">
      <style:text-properties fo:language="el" fo:country="GR" officeooo:rsid="00228d61" style:font-weight-asian="normal" style:font-weight-complex="normal"/>
    </style:style>
    <style:style style:name="T65" style:family="text">
      <style:text-properties fo:language="el" fo:country="GR" officeooo:rsid="00241a71" style:font-weight-asian="normal" style:font-weight-complex="normal"/>
    </style:style>
    <style:style style:name="T66" style:family="text">
      <style:text-properties fo:language="el" fo:country="GR" officeooo:rsid="00240f5d" style:font-weight-asian="normal" style:font-weight-complex="normal"/>
    </style:style>
    <style:style style:name="T67" style:family="text">
      <style:text-properties fo:language="el" fo:country="GR" officeooo:rsid="002dfd53" style:font-weight-asian="normal" style:font-weight-complex="normal"/>
    </style:style>
    <style:style style:name="T68" style:family="text">
      <style:text-properties officeooo:rsid="00274121"/>
    </style:style>
    <style:style style:name="T69" style:family="text">
      <style:text-properties officeooo:rsid="00281030"/>
    </style:style>
    <style:style style:name="T70" style:family="text">
      <style:text-properties officeooo:rsid="002dfd53"/>
    </style:style>
    <style:style style:name="T71" style:family="text">
      <style:text-properties fo:font-variant="normal" fo:text-transform="none" fo:color="#000000" fo:letter-spacing="normal" fo:font-style="normal"/>
    </style:style>
    <style:style style:name="T72" style:family="text">
      <style:text-properties officeooo:rsid="002fa3d4"/>
    </style:style>
    <style:style style:name="T73" style:family="text">
      <style:text-properties officeooo:rsid="0036abfc"/>
    </style:style>
    <style:style style:name="T74" style:family="text">
      <style:text-properties officeooo:rsid="003c7a43"/>
    </style:style>
    <style:style style:name="T75" style:family="text">
      <style:text-properties officeooo:rsid="00407033"/>
    </style:style>
    <style:style style:name="T76" style:family="text">
      <style:text-properties officeooo:rsid="004109a2"/>
    </style:style>
    <style:style style:name="T77" style:family="text">
      <style:text-properties officeooo:rsid="0041d708"/>
    </style:style>
    <style:style style:name="T78" style:family="text">
      <style:text-properties officeooo:rsid="0044f0b0"/>
    </style:style>
    <style:style style:name="T79" style:family="text">
      <style:text-properties officeooo:rsid="004590a7"/>
    </style:style>
    <style:style style:name="T80" style:family="text">
      <style:text-properties officeooo:rsid="0047f18e"/>
    </style:style>
    <style:style style:name="T81" style:family="text">
      <style:text-properties officeooo:rsid="004e38ef"/>
    </style:style>
    <style:style style:name="T82" style:family="text">
      <style:text-properties officeooo:rsid="004ed4fb"/>
    </style:style>
    <style:style style:name="T83" style:family="text">
      <style:text-properties fo:font-weight="bold" officeooo:rsid="004590a7" style:font-weight-asian="bold" style:font-weight-complex="bold"/>
    </style:style>
    <style:style style:name="T84" style:family="text">
      <style:text-properties officeooo:rsid="0055083b"/>
    </style:style>
    <style:style style:name="T85" style:family="text">
      <style:text-properties officeooo:rsid="005577d8"/>
    </style:style>
    <style:style style:name="T86" style:family="text">
      <style:text-properties officeooo:rsid="0058235d"/>
    </style:style>
    <style:style style:name="T87" style:family="text">
      <style:text-properties officeooo:rsid="00634261"/>
    </style:style>
    <style:style style:name="T88" style:family="text">
      <style:text-properties officeooo:rsid="00683fd4"/>
    </style:style>
    <style:style style:name="T89" style:family="text">
      <style:text-properties officeooo:rsid="006afcf2"/>
    </style:style>
    <style:style style:name="T90" style:family="text">
      <style:text-properties officeooo:rsid="00773a9c"/>
    </style:style>
    <style:style style:name="T91" style:family="text">
      <style:text-properties officeooo:rsid="007917f5"/>
    </style:style>
    <style:style style:name="T92" style:family="text">
      <style:text-properties officeooo:rsid="007b3502"/>
    </style:style>
    <style:style style:name="T93" style:family="text">
      <style:text-properties officeooo:rsid="0080a08d"/>
    </style:style>
    <style:style style:name="T94" style:family="text">
      <style:text-properties officeooo:rsid="0083e2f2"/>
    </style:style>
    <style:style style:name="T95" style:family="text">
      <style:text-properties officeooo:rsid="0085e9fd"/>
    </style:style>
    <style:style style:name="T96" style:family="text">
      <style:text-properties officeooo:rsid="0089222e"/>
    </style:style>
    <style:style style:name="T97" style:family="text">
      <style:text-properties officeooo:rsid="008dc967"/>
    </style:style>
    <style:style style:name="T98" style:family="text">
      <style:text-properties officeooo:rsid="00371ccc"/>
    </style:style>
    <style:style style:name="T99" style:family="text">
      <style:text-properties officeooo:rsid="00911b6f"/>
    </style:style>
    <style:style style:name="T100" style:family="text">
      <style:text-properties officeooo:rsid="00925c14"/>
    </style:style>
    <style:style style:name="T101" style:family="text">
      <style:text-properties officeooo:rsid="00933bf8"/>
    </style:style>
    <style:style style:name="T102" style:family="text">
      <style:text-properties officeooo:rsid="0094d81e"/>
    </style:style>
    <style:style style:name="T103" style:family="text">
      <style:text-properties officeooo:rsid="00983e4a"/>
    </style:style>
    <style:style style:name="T104" style:family="text">
      <style:text-properties officeooo:rsid="009911e6"/>
    </style:style>
    <style:style style:name="T105" style:family="text">
      <style:text-properties officeooo:rsid="009b7886"/>
    </style:style>
    <style:style style:name="T106" style:family="text">
      <style:text-properties officeooo:rsid="009d981a"/>
    </style:style>
    <style:style style:name="T107" style:family="text">
      <style:text-properties officeooo:rsid="009f0f12"/>
    </style:style>
    <style:style style:name="T108" style:family="text">
      <style:text-properties officeooo:rsid="009fd0fa"/>
    </style:style>
    <style:style style:name="T109" style:family="text">
      <style:text-properties officeooo:rsid="00a2b4fe"/>
    </style:style>
    <style:style style:name="T110" style:family="text">
      <style:text-properties officeooo:rsid="00a589d3"/>
    </style:style>
    <style:style style:name="T111" style:family="text">
      <style:text-properties officeooo:rsid="00a7d233"/>
    </style:style>
    <style:style style:name="T112" style:family="text">
      <style:text-properties fo:font-size="44pt" style:font-size-asian="44pt" style:font-size-complex="44pt"/>
    </style:style>
    <style:style style:name="T113" style:family="text">
      <style:text-properties fo:font-size="44pt" fo:language="el" fo:country="GR" officeooo:rsid="00ac9e7f" style:font-size-asian="44pt" style:font-size-complex="44pt"/>
    </style:style>
    <style:style style:name="T114" style:family="text">
      <style:text-properties officeooo:rsid="00ac9e7f"/>
    </style:style>
    <style:style style:name="T115" style:family="text">
      <style:text-properties officeooo:rsid="00b6a9d3"/>
    </style:style>
    <style:style style:name="T116" style:family="text">
      <style:text-properties officeooo:rsid="00ba56b8"/>
    </style:style>
    <style:style style:name="T117" style:family="text">
      <style:text-properties officeooo:rsid="00bc2a72"/>
    </style:style>
    <style:style style:name="T118" style:family="text">
      <style:text-properties officeooo:rsid="00bfab20"/>
    </style:style>
    <style:style style:name="T119" style:family="text">
      <style:text-properties officeooo:rsid="00cd10bc"/>
    </style:style>
    <style:style style:name="T120" style:family="text">
      <style:text-properties officeooo:rsid="00d1fc35"/>
    </style:style>
    <style:style style:name="T121" style:family="text">
      <style:text-properties officeooo:rsid="00d391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73"/>
      <text:p text:style-name="P73"/>
      <text:p text:style-name="P6"><text:span text:style-name="T112">Project #</text:span><text:span text:style-name="T113">3</text:span> </text:p>
      <text:p text:style-name="P6"><text:span text:style-name="T112">ΥΣ13 ΕΑΡΙΝΟ 2016</text:span> </text:p>
      <text:p text:style-name="P5">Αλέξανδρος Λαποκωνσταντάκης</text:p>
      <text:p text:style-name="P5">1115201200088</text:p>
      <text:p text:style-name="P4">(<text:span text:style-name="T114">2</text:span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Κοιτώντας τα αντίστοιχα <text:span text:style-name="T1">tutorials </text:span>για το <text:span text:style-name="T1">D-BUS </text:span>έφτιαξα το απλό <text:span text:style-name="T1">python script intercept.py, </text:span><text:span text:style-name="T61">το οποίο λάμβανε όλα τα μηνύματα του </text:span><text:span text:style-name="T2">session </text:span><text:span text:style-name="T61">πάνω στο </text:span><text:span text:style-name="T2">dbus, </text:span><text:span text:style-name="T61">χωρίς περιορισμούς σε </text:span><text:span text:style-name="T2">interface, signal names </text:span><text:span text:style-name="T61">κτλ, αφού μου είναι άγνωστα, <text:s/></text:span>και το έτρεξα στο <text:span text:style-name="T1">sbox.</text:span></text:p>
      <text:p text:style-name="P45"/>
      <text:p text:style-name="P7">Κάποια στιγμή το πρόγραμμα έπιασε τα ακόλουθα <text:span text:style-name="T59">12 </text:span><text:span text:style-name="T1">hashes, </text:span>απ'ό,τι φαίνεται είναι οι <text:span text:style-name="T1">hashed </text:span>κωδικοί πάνω στους οποίους θα πρέπει να πειραματιστώ με το <text:span text:style-name="T1">rainbow table.</text:span></text:p>
      <text:p text:style-name="P46"/>
      <text:p text:style-name="P46"><text:span text:style-name="T95">grabbed</text:span> hash c8c1588eedf7e40f1069c03dc92955a9:a748968488c9d3468fe17c150ffd5ada577af040063236a724d304d522abf9d6</text:p>
      <text:p text:style-name="P47"><text:span text:style-name="T95">grabbed</text:span> hash 99e6a6e9c28f27c022c6944ab1bab3b7:21c9c2be188e79fb68603d8f76c821f8b26c1736fe04db659517772db6da9a78</text:p>
      <text:p text:style-name="P47"><text:span text:style-name="T95">grabbed</text:span> hash 1f055543d76fa6bf54767c372df76c74:f0088407a582dd2a5ea2a87f3eb5dfdf69d12d7965836af7151076039b6b82ec</text:p>
      <text:p text:style-name="P47"><text:span text:style-name="T95">grabbed</text:span> hash d101e8f618e4e0d9a3996ca131dedca8:2bba574a450b75db90c4b111d94dac83f2265db65a2919eba11edb0d165ce540</text:p>
      <text:p text:style-name="P47"><text:span text:style-name="T95">grabbed</text:span> hash 0d012a6c3964eadf0cb02a92eb2a1cdd:56ac639337b0870141f1cdb93cec1cb8a6e979c811b5480d31818d9e29ed16f7</text:p>
      <text:p text:style-name="P47"><text:span text:style-name="T95">grabbed</text:span> hash 4cc1320abfc8142e032631f4ec52b559:a4bc37ea6e3e62dd59049824af5ec9e647eed6b878ea1a0baf41ff6ba92a50eb</text:p>
      <text:p text:style-name="P47"><text:span text:style-name="T95">grabbed</text:span> hash ce726cc15f2936e91a6ecbfcd1ce3264:f6e395fd19313780b6b64837ade6d85a5090f3e6b3c1137c3c4b3c1c9f3850d9</text:p>
      <text:p text:style-name="P47"><text:span text:style-name="T95">grabbed</text:span> hash 629fce1722e7bb2141406510d724cb04:c1da9474dc02c8d53264e4a590c1485df0ed3564952fa0a32ce55e51d53f86b0</text:p>
      <text:p text:style-name="P47"><text:span text:style-name="T95">grabbed</text:span> hash 9b716be7c184ad82e8245393d6a81230:653df9c2391d75e7286fe6e57d74b7fe0aff1a90cd7ccd6a511fa829c59ed6d1</text:p>
      <text:p text:style-name="P47"><text:span text:style-name="T95">grabbed</text:span> hash 32b677b13c29aada4fdf74d4454123de:65fcd2a8405740337705c2cd8758e7e656bea42fef9a8e525ec31688827e6235</text:p>
      <text:p text:style-name="P47"><text:span text:style-name="T95">grabbed</text:span> hash 584e0476340ded01f60af3595cd4088b:b684dc9f4aae366c8523430c4a94a5948e12daa6741b3f1feb69d70b0fd4e3a2</text:p>
      <text:p text:style-name="P47"><text:span text:style-name="T95">grabbed</text:span> hash 648059edb8e24b1030718e6479650176:b14a2b24f9e701005a2cdd2d441aab0cd656a16494a12dc515d297ec80b04802</text:p>
      <text:p text:style-name="P46"/>
      <text:p text:style-name="P9"/>
      <text:p text:style-name="P9"><text:soft-page-break/>Φαίνεται ότι σε κάθε <text:span text:style-name="T1">signal </text:span>που έλαβε το <text:span text:style-name="T1">script </text:span>μέσω του <text:span text:style-name="T1">D-BUS </text:span>περιέχονται 2 <text:span text:style-name="T1">hashes, </text:span>χωρισμένα με το : . Το ένα <text:span text:style-name="T117">έχει</text:span> 32<text:span text:style-name="T1"> </text:span><text:span text:style-name="T117">ψηφία και το άλλο 64.</text:span></text:p>
      <text:p text:style-name="P48"/>
      <text:p text:style-name="P9">Ο αλγόριθμος που θα χρησιμοποιήσω για τη δημιουργία του <text:span text:style-name="T1">rainbow table </text:span>είναι ο ίδιος που χρησιμοποιείται για τα <text:span text:style-name="T1">hashes </text:span>που έπιασα, δηλαδή ο <text:span text:style-name="T1">BLAKE.</text:span></text:p>
      <text:p text:style-name="P48"/>
      <text:p text:style-name="P10">Ωστόσο εμφανιζόταν στο <text:span text:style-name="T1">terminal </text:span>το <text:span text:style-name="T1">error:</text:span></text:p>
      <text:p text:style-name="P10"/>
      <text:p text:style-name="P10">Traceback (most recent call last):</text:p>
      <text:p text:style-name="P10"><text:s text:c="2"/>File "/usr/lib/python2.7/dist-packages/dbus/connection.py", line 230, in maybe_handle_message</text:p>
      <text:p text:style-name="P10"><text:s text:c="4"/>self._handler(*args, **kwargs)</text:p>
      <text:p text:style-name="P10">TypeError: msg_handler() takes exactly 1 argument (3 given)</text:p>
      <text:p text:style-name="P10"/>
      <text:p text:style-name="P11"><text:span text:style-name="T60">Ε</text:span>νώ ο <text:span text:style-name="T1">handler </text:span>είχε τη μορφή </text:p>
      <text:p text:style-name="P11"/>
      <text:p text:style-name="P11">def msg_handler(msg):</text:p>
      <text:p text:style-name="P11"><text:s text:c="8"/>print "session got hash " + msg</text:p>
      <text:p text:style-name="P11"/>
      <text:p text:style-name="P11">, δηλαδή δεχόταν ένα όρισμα, το <text:span text:style-name="T1">signal </text:span>που λάμβανε το <text:span text:style-name="T1">service </text:span>είχε 3, άρα έπρεπε να τον τροποποιήσω. <text:span text:style-name="T62">Η στατική τροποποιήση είχε παρόμοια αποτελέσματα, δηλαδή αν δοκίμαζα</text:span></text:p>
      <text:p text:style-name="P11"/>
      <text:p text:style-name="P12">def msg_handler(msg, <text:span text:style-name="T3">arg1, arg2</text:span>):</text:p>
      <text:p text:style-name="P12"><text:s text:c="8"/>print "session got hash " + msg</text:p>
      <text:p text:style-name="P12"/>
      <text:p text:style-name="P14">εμφανιζόταν ότι λάμβανα μόνο 1 <text:span text:style-name="T1">argument </text:span>αντί για <text:s/>3, οπότε <text:span text:style-name="T63">χρησιμοποίησα τη “δυναμική” μορφή κλήσης:</text:span></text:p>
      <text:p text:style-name="P14"/>
      <text:p text:style-name="P13">def msg_handler(<text:span text:style-name="T3">*</text:span><text:span text:style-name="T4">args</text:span>):</text:p>
      <text:p text:style-name="P13"><text:tab/>print "<text:span text:style-name="T4">intercepted</text:span> " </text:p>
      <text:p text:style-name="P13"><text:tab/><text:span text:style-name="T4">for arg in args:</text:span></text:p>
      <text:p text:style-name="P50"><text:tab/><text:tab/>print arg</text:p>
      <text:p text:style-name="P49"/>
      <text:p text:style-name="P49"/>
      <text:p text:style-name="P72"><text:span text:style-name="T64">Μ' αυτόν τον τρόπο θα μπορούσα επίσης να δω όποια άλλα </text:span><text:span text:style-name="T8">arguments </text:span><text:span text:style-name="T64">υπάρχουν και έτσι να συγκεκριμενοποιήσω τον </text:span><text:span text:style-name="T8">signal handler. </text:span><text:span text:style-name="T65">Έτσι, μ</text:span><text:span text:style-name="T64">εταξύ άλλων </text:span><text:span text:style-name="T9">signals, </text:span><text:span text:style-name="T64">έλαβα το </text:span><text:span text:style-name="T10">com.secure.PassGenService </text:span><text:span text:style-name="T66">που μοιάζει να είναι το </text:span><text:span text:style-name="T11">bus name </text:span><text:span text:style-name="T67">ή </text:span><text:span text:style-name="T71">dbus_interface</text:span></text:p>
      <text:p text:style-name="P15"><text:span text:style-name="T70">που χρησιμοποιείται για τη μεταφορά του </text:span><text:span text:style-name="T5">hash. </text:span><text:span text:style-name="T72">Δοκίμασα να κάνω:</text:span></text:p>
      <text:p text:style-name="P15"/>
      <text:p text:style-name="P16">bus.add_signal_receiver(msg_handler, dbus_interface = "com.secure.PassGenService")</text:p>
      <text:p text:style-name="P16"/>
      <text:p text:style-name="P17">αντί για το <text:span text:style-name="T72">bus.add_signal_receiver(msg_handler)</text:span></text:p>
      <text:p text:style-name="P17"/>
      <text:p text:style-name="P18">Τώρα τα μόνα <text:span text:style-name="T1">signals </text:span>που εμφανίζονταν ήταν τα <text:span text:style-name="T1">hashes, </text:span>δηλαδή αυτά που μ' ενδιέφεραν.</text:p>
      <text:p text:style-name="P50"/>
      <text:p text:style-name="P13"><text:soft-page-break/><text:s/>------------------<text:tab/></text:p>
      <text:p text:style-name="P8"/>
      <text:p text:style-name="P70">Rainbow Table</text:p>
      <text:p text:style-name="P51"/>
      <text:p text:style-name="P19">Αποφάσισα να υλοποιήσω το <text:span text:style-name="T1">rainbow table </text:span>και την επίθεση σε <text:span text:style-name="T1">python, </text:span>έχοντας κοιτάξει παρόμοιες υλοποιήσεις και <text:span text:style-name="T1">script. </text:span>Γι' αυτό χρειαζόμουν την υλοποίηση της <text:span text:style-name="T1">BLAKE </text:span>και μια δική <text:s/>μου <text:span text:style-name="T1">reduction function. </text:span>Το <text:span text:style-name="T1">rainbow table </text:span><text:span text:style-name="T68">θα είναι </text:span><text:span text:style-name="T6">N chains, </text:span><text:span text:style-name="T68">που η καθεμία σε κάθε τμήμα της θα χρησιμοποιεί διαφορετική </text:span><text:span text:style-name="T6">reduction function, </text:span><text:span text:style-name="T68">προφανώς η καθεμία θα 'ναι παραλλαγή της αρχικής. Δηλαδη ο πρώτος κρίκος της θα είναι το </text:span><text:span text:style-name="T6">starting_point, o </text:span><text:span text:style-name="T68">επόμενος θα προκύψει από την </text:span><text:span text:style-name="T6">R1 kai blake_hash, <text:s/>o </text:span><text:span text:style-name="T68">επόμενος από την </text:span><text:span text:style-name="T6">R</text:span><text:span text:style-name="T68">2</text:span><text:span text:style-name="T6"> kai blake_hash, </text:span><text:span text:style-name="T68">μέχρι τον τελευταίο που θα είναι το </text:span><text:span text:style-name="T6">blake_hash </text:span><text:span text:style-name="T68">του </text:span><text:span text:style-name="T6">password </text:span><text:span text:style-name="T68">που έχει προκύψει απ την</text:span><text:span text:style-name="T6"> Rk function. </text:span><text:span text:style-name="T69">Κάθε αλυσίδα θα αρχίζει με διαφορετικό </text:span><text:span text:style-name="T7">password, </text:span><text:span text:style-name="T69">που θα προκύπτει τυχαία απ' τους χαρακτήρες που χρησιμοποιούνται και θα έχει μήκος 6 χαρακτήρων. </text:span></text:p>
      <text:p text:style-name="P19"/>
      <text:p text:style-name="P19"><text:span text:style-name="T69">Το </text:span><text:span text:style-name="T12">hash </text:span><text:span text:style-name="T73">που περνάται για αναζήτηση στο </text:span><text:span text:style-name="T12">rainbow table </text:span><text:span text:style-name="T73">ακολουθεί τη διαδικασία:</text:span></text:p>
      <text:p text:style-name="P20"><text:span text:style-name="T73">Ελέγχεται αν το </text:span><text:span text:style-name="T12">hash </text:span><text:span text:style-name="T73">είναι κάποιο απ' τα </text:span><text:span text:style-name="T12">endpoints </text:span><text:span text:style-name="T73">του </text:span><text:span text:style-name="T12">rainbow table, </text:span><text:span text:style-name="T73">αν είναι το </text:span><text:span text:style-name="T12">password </text:span><text:span text:style-name="T73">βρέθηκε. Αλλιώς, γίνεται </text:span><text:span text:style-name="T12">reduced </text:span><text:span text:style-name="T73">πίσω στους πιθανούς κωδικούς, με τα επιτρεπτά ψηφία και μήκος 6, και ξανα-</text:span><text:span text:style-name="T12">hash</text:span><text:span text:style-name="T73">άρεται, για να ελεγχθεί ξανά αν το νέο </text:span><text:span text:style-name="T12">hash </text:span><text:span text:style-name="T73">είναι ένα απ τα </text:span><text:span text:style-name="T12">endpoints </text:span><text:span text:style-name="T73">του </text:span><text:span text:style-name="T12">rainbow table. </text:span><text:span text:style-name="T73">Το ίδιο επαναλαμβάνεται μέχρι να βρεθεί το </text:span><text:span text:style-name="T12">hash, </text:span><text:span text:style-name="T73">και η διαδικασία σε κάθε βήμα της χρησιμοποιεί το αμέσως “προηγούμενο” <text:s/></text:span><text:span text:style-name="T12">reduction function. </text:span><text:span text:style-name="T73">Δηλαδή ξεκινάει με το </text:span><text:span text:style-name="T12">Rk, </text:span><text:span text:style-name="T73">και περνάει απ τα </text:span><text:span text:style-name="T12">Rk-1, Rk-2, … </text:span><text:span text:style-name="T73">μέχρι το </text:span><text:span text:style-name="T12">R0, </text:span><text:span text:style-name="T73">οπότε και το </text:span><text:span text:style-name="T12">password </text:span><text:span text:style-name="T73">τελικά δε βρέθηκε. Αν όμως το </text:span><text:span text:style-name="T12">hash </text:span><text:span text:style-name="T73">βρεθεί σε κάποιο απ' τα βήματα, παίρνω το </text:span><text:span text:style-name="T12">starting_point </text:span><text:span text:style-name="T73">που αντιστοιχεί στο </text:span><text:span text:style-name="T12">hash-end_point, </text:span><text:span text:style-name="T73">και ανακατασκευάζω την αλυσίδα με κλήσεις </text:span><text:span text:style-name="T12">hash-R1-hash-R2-…, </text:span><text:span text:style-name="T73">μέχρι να συναντήσω και πάλι το </text:span><text:span text:style-name="T12">hash, </text:span><text:span text:style-name="T73">οπότε ο ζητούμενος κωδικός θα'ναι αυτός που προηγείται του </text:span><text:span text:style-name="T12">hash.</text:span></text:p>
      <text:p text:style-name="P52"/>
      <text:p text:style-name="P43"><text:span text:style-name="T12">R</text:span><text:span text:style-name="T1">eduction Function</text:span></text:p>
      <text:p text:style-name="P53"/>
      <text:p text:style-name="P21">Ιδανικά το αποτέλεσμα της <text:span text:style-name="T1">reduction function, </text:span>δηλαδή η συμβολοσειρά που θα ανήκει στο πεδίο τιμών των πιθανών κωδικών (6 χαρακτήρες απ' τους συγκεκριμένους δοσμένους), θα πρέπει να εξαρτάται απ' όλα τα ψηφία του <text:span text:style-name="T1">hash. </text:span><text:span text:style-name="T75">Η διαδικασία που ακολούθησα για να φτάσω μέχρι αυτήν την κατάσταση, εως κάποιο βαθμό, ήταν:</text:span></text:p>
      <text:p text:style-name="P21"/>
      <text:p text:style-name="P22">Ο αριθμός των <text:span text:style-name="T76">πιθανών </text:span>χαρακτήρων που μπορεί να περιέχει <text:span text:style-name="T76">το κάθε ψηφίο</text:span> <text:span text:style-name="T76">του </text:span>ζητούμενο<text:span text:style-name="T76">υ</text:span> κωδικ<text:span text:style-name="T76">ού</text:span> 64 συνολικά <text:span text:style-name="T76">(64^6 πιθανοί κωδικοί). Έστω ότι το </text:span><text:span text:style-name="T15">hash </text:span><text:span text:style-name="T77">που παράγει η </text:span><text:span text:style-name="T15">BLAKE </text:span><text:span text:style-name="T77">είναι 64</text:span><text:span text:style-name="T15"> bit (</text:span><text:span text:style-name="T77">η ίδια διαδικασία θα ισχύει και για τα 32 </text:span><text:span text:style-name="T15">bit </text:span><text:span text:style-name="T77">αναλογικά). Δημιουργώ έναν πίνακα (όνομα </text:span><text:span text:style-name="T17">aux) </text:span><text:span text:style-name="T77">από </text:span><text:span text:style-name="T15">structs, </text:span><text:span text:style-name="T77">το οποίο αντιστοιχεί κάθε ένα απ' τα πιθανά σύμβολα με ένα αριθμό απ' το 0 έως το 63 (64 σύμβολα).</text:span></text:p>
      <text:p text:style-name="P24">Πχ <text:span text:style-name="T1">a : 0, b : 1, … ! : 62, @ : 63, </text:span><text:span text:style-name="T104">έτσι μετά απ’ τις όποιες πράξεις – υπολογισμούς κάνω το αποτέλεσμα </text:span><text:span text:style-name="T46">mod 64 </text:span><text:span text:style-name="T104">και το αντιστοιχίζω με την τιμή του.</text:span></text:p>
      <text:p text:style-name="P25">Έστω <text:span text:style-name="T1">p </text:span>η συμβολοσειρά που παράγει η <text:span text:style-name="T1">R(reduction) function </text:span>και <text:span text:style-name="T1">h </text:span>το <text:span text:style-name="T1">hash </text:span><text:span text:style-name="T78">που παίρνει ως όρισμα και </text:span><text:span text:style-name="T16">p</text:span><text:span text:style-name="T20">[</text:span><text:span text:style-name="T16">0</text:span><text:span text:style-name="T20">]</text:span><text:span text:style-name="T16">, p</text:span><text:span text:style-name="T20">[</text:span><text:span text:style-name="T16">1</text:span><text:span text:style-name="T20">]</text:span><text:span text:style-name="T16">, … , p</text:span><text:span text:style-name="T20">[</text:span><text:span text:style-name="T16">5</text:span><text:span text:style-name="T20">]</text:span><text:span text:style-name="T16"> <text:s/>, <text:s/>h</text:span><text:span text:style-name="T20">[</text:span><text:span text:style-name="T16">0</text:span><text:span text:style-name="T20">]</text:span><text:span text:style-name="T16">, h</text:span><text:span text:style-name="T20">[</text:span><text:span text:style-name="T16">1</text:span><text:span text:style-name="T20">]</text:span><text:span text:style-name="T16">, …, h</text:span><text:span text:style-name="T20">[</text:span><text:span text:style-name="T16">63</text:span><text:span text:style-name="T20">]</text:span><text:span text:style-name="T16"> </text:span><text:span text:style-name="T79">οι χαρακτήρες τους αντίστοιχα.</text:span></text:p>
      <text:p text:style-name="P25"><text:span text:style-name="T79">Πρώτη ιδέα ήταν να κάνω </text:span><text:span text:style-name="T16">generate </text:span><text:span text:style-name="T79">ένα </text:span><text:span text:style-name="T16">random p </text:span><text:span text:style-name="T79">για αρχή και ύστερα να αθροίζω όλα τα ψηφία του </text:span><text:span text:style-name="T16">h </text:span><text:span text:style-name="T26">(</text:span><text:span text:style-name="T83">ουσιαστικά τους </text:span><text:span text:style-name="T26">ASCII </text:span><text:span text:style-name="T83">κωδικούς τους)</text:span><text:span text:style-name="T79"> και το άθροισμα να το διαιρώ με κάθε </text:span><text:span text:style-name="T16">p</text:span><text:span text:style-name="T20">[</text:span><text:span text:style-name="T16">i</text:span><text:span text:style-name="T20">]</text:span><text:span text:style-name="T16">, i=0, .., 5. </text:span><text:span text:style-name="T79">Τον αριθμό που προέκυπτε θα τον έκανα %</text:span><text:span text:style-name="T16">64 </text:span><text:span text:style-name="T79">και ανάλογα με το αποτέλεσμα, το </text:span><text:soft-page-break/><text:span text:style-name="T16">pi </text:span><text:span text:style-name="T79">θα έπαιρνε το σύμβολο που αντιστοιχεί σ'αυτόν με βάση τον πίνακα </text:span><text:span text:style-name="T16">aux </text:span><text:span text:style-name="T79">που έφτιαξα. Προφανώς αν το έκανα έτσι θα προέκυπτε ένα </text:span><text:span text:style-name="T18">p </text:span><text:span text:style-name="T80">με χαρακτήρες που μεταξύ τους θα είχαν την ίδια “αντιστοιχία” που θα είχε και το </text:span><text:span text:style-name="T18">random string </text:span><text:span text:style-name="T80">που έκανα </text:span><text:span text:style-name="T18">generate, </text:span><text:span text:style-name="T80">οι επόμενες πράξεις δεν άλλαζαν κάτι επι της ουσίας στη διαδικασία παραγωγής του </text:span><text:span text:style-name="T18">string</text:span><text:span text:style-name="T84">(σχεδόν ίδιο με </text:span><text:span text:style-name="T27">brute force)</text:span><text:span text:style-name="T84">, εκτός του ότι οι νέοι χαρακτήρες θα ανήκαν στους επιτρεπτούς:</text:span></text:p>
      <text:p text:style-name="P25"/>
      <text:p text:style-name="P26"><text:span text:style-name="T1">(</text:span>ψευδοκώδικας <text:span text:style-name="T81">με λίγη </text:span><text:span text:style-name="T1">python)</text:span></text:p>
      <text:p text:style-name="P54"/>
      <text:p text:style-name="P55">p = rand(possible characters, length 6)</text:p>
      <text:p text:style-name="P55">for i in range(0, 64)</text:p>
      <text:p text:style-name="P55"><text:tab/>sum += h[i]</text:p>
      <text:p text:style-name="P55">p[i] = (sum / p[i]) % 64</text:p>
      <text:p text:style-name="P25"/>
      <text:p text:style-name="P28">Μια βελτίωση αυτού ήταν να χωρίσω το <text:span text:style-name="T1">h </text:span>σε 6 <text:span text:style-name="T1">groups, </text:span>αντιστοιχώντας ένα σε κάθε ψηφίο του ζητούμενου <text:span text:style-name="T1">p </text:span><text:span text:style-name="T82">(για 64 </text:span><text:span text:style-name="T21">bit </text:span><text:span text:style-name="T82">έχω 64 = 5 * 12 + 4)</text:span><text:span text:style-name="T1">. </text:span>Η διαδικασία που ακολούθησα ήταν ίδια με πριν, αυτη τη φορά όμως υπολόγιζα το άθροισμα του κάθε <text:span text:style-name="T1">group.</text:span></text:p>
      <text:p text:style-name="P56"/>
      <text:p text:style-name="P57"><text:span text:style-name="T86">g</text:span>n = 6 #number of groups</text:p>
      <text:p text:style-name="P28"><text:span text:style-name="T1">For </text:span><text:span text:style-name="T29">j in range(0, gn) </text:span><text:span text:style-name="T22">#for </text:span><text:span text:style-name="T24">each</text:span><text:span text:style-name="T22"> group in the hash</text:span></text:p>
      <text:p text:style-name="P28"><text:span text:style-name="T1"><text:tab/>group_sum</text:span><text:span text:style-name="T30">[j]</text:span><text:span text:style-name="T1"> = 0</text:span></text:p>
      <text:p text:style-name="P28"><text:span text:style-name="T1"><text:tab/>for h</text:span><text:span text:style-name="T20">[</text:span><text:span text:style-name="T1">i</text:span><text:span text:style-name="T20">]</text:span><text:span text:style-name="T1"> in g</text:span><text:span text:style-name="T30">[j]</text:span><text:span text:style-name="T1">: </text:span><text:span text:style-name="T23">#for </text:span><text:span text:style-name="T25">each</text:span><text:span text:style-name="T23"> hash character in this group</text:span></text:p>
      <text:p text:style-name="P28"><text:span text:style-name="T1"><text:tab/><text:tab/>group_sum += </text:span><text:span text:style-name="T20">h[i]</text:span></text:p>
      <text:p text:style-name="P28"><text:span text:style-name="T1"><text:tab/></text:span><text:span text:style-name="T19">end</text:span></text:p>
      <text:p text:style-name="P58">end</text:p>
      <text:p text:style-name="P27"><text:span text:style-name="T1">for </text:span><text:span text:style-name="T31">j</text:span><text:span text:style-name="T1"> in range(0, 6):</text:span></text:p>
      <text:p text:style-name="P27"><text:span text:style-name="T1"><text:tab/></text:span><text:span text:style-name="T20">p[i] = group_sum</text:span><text:span text:style-name="T31">[j]</text:span><text:span text:style-name="T20">%64</text:span></text:p>
      <text:p text:style-name="P60"/>
      <text:p text:style-name="P29">Αυτή τη φορά το <text:span text:style-name="T1">randomization </text:span>είναι λίγο μεγαλύτερο, <text:span text:style-name="T84">με τον κάθε χαρακτήρα να διαφοροποιείται απ τους υπόλοιπους ανάλογα με το άθροισμα της ομάδας χαρακτήρων του </text:span><text:span text:style-name="T28">hash </text:span><text:span text:style-name="T85">που του αντιστοιχούν. Πάλι όμως πρόκειται για πολύ μικρό </text:span><text:span text:style-name="T28">randomization </text:span><text:span text:style-name="T85">αφού το κάθε ψηφίο του </text:span><text:span text:style-name="T28">group </text:span><text:span text:style-name="T85">δεν κάνει μεμονωμένα κάποια διαφορά, περά απ τη συμμετοχή του στο άθροισμα (πχ αντιμεταθέτοντας 2 ψηφία σ' ένα </text:span><text:span text:style-name="T28">group </text:span><text:span text:style-name="T85">το </text:span><text:span text:style-name="T28">p </text:span><text:span text:style-name="T85">παραμένει το ίδιο</text:span><text:span text:style-name="T28">).</text:span></text:p>
      <text:p text:style-name="P61"/>
      <text:p text:style-name="P30">Το θέμα είναι η ακριβής θέση των ψηφίων να επηρεάζει το τελικό αποτέλεσμα, άρα θα πρέπει να προσθέσω πράξεις μεταξύ τους και διαφοροποιήσεις ανάλογα με τη θέση <text:span text:style-name="T88">τους. Έτσι μετά τον υπολογισμό των αθροισμάτων μπορώ να προσθέσω και στο κάθε </text:span><text:span text:style-name="T33">group, </text:span><text:span text:style-name="T89">έστω </text:span><text:span text:style-name="T33">g[i] </text:span><text:span text:style-name="T89">τα μέλη του:</text:span></text:p>
      <text:p text:style-name="P59"/>
      <text:p text:style-name="P62">for(i=0; <text:s/>i&lt;6; i++){ </text:p>
      <text:p text:style-name="P62"><text:tab/><text:tab/>for(j=0; j &lt; shift; j += 2){</text:p>
      <text:p text:style-name="P62"><text:tab/><text:tab/><text:tab/>long transit;</text:p>
      <text:p text:style-name="P62"><text:tab/><text:tab/><text:tab/>pair[i][m] = bitXor((g[j] &lt;&lt; 1), g[j+1]) &lt;&lt; (m / 2);</text:p>
      <text:p text:style-name="P62"><text:tab/><text:tab/><text:tab/>hyp_sum[i] += pair[i][m];</text:p>
      <text:p text:style-name="P62"><text:tab/><text:tab/>}</text:p>
      <text:p text:style-name="P62"><text:tab/><text:tab/>m = 0;</text:p>
      <text:p text:style-name="P62"><text:soft-page-break/><text:tab/>}</text:p>
      <text:p text:style-name="P63">for(<text:span text:style-name="T93">i</text:span>=0; <text:span text:style-name="T93">i</text:span>&lt;6; <text:span text:style-name="T93">i</text:span>++)</text:p>
      <text:p text:style-name="P63"><text:tab/>p[<text:span text:style-name="T93">i</text:span>] = (hyp_sum[<text:span text:style-name="T93">i</text:span>] XOR group_sum<text:span text:style-name="T93">[i]</text:span>) % 64</text:p>
      <text:p text:style-name="P63"/>
      <text:p text:style-name="P31">Τώρα η <text:span text:style-name="T1">hyp_sum </text:span>περιέχει για κάθε <text:span text:style-name="T1">group </text:span>ένα άθροισμα του τύπου</text:p>
      <text:p text:style-name="P32"><text:span text:style-name="T34">[ </text:span>(<text:span text:style-name="T1">h[</text:span><text:span text:style-name="T36">j</text:span><text:span text:style-name="T1">] &lt;&lt; 1) XOR h[</text:span><text:span text:style-name="T36">j</text:span><text:span text:style-name="T1">+1] </text:span><text:span text:style-name="T34">] </text:span><text:span text:style-name="T35">&lt;&lt; i <text:s/>+ … + </text:span><text:span text:style-name="T34">[ </text:span>(<text:span text:style-name="T1">h[</text:span><text:span text:style-name="T36">n</text:span><text:span text:style-name="T1">] &lt;&lt; 1) XOR h[</text:span><text:span text:style-name="T36">n</text:span><text:span text:style-name="T1">+1] </text:span><text:span text:style-name="T34">] </text:span><text:span text:style-name="T35">&lt;&lt; <text:s/></text:span><text:span text:style-name="T37">n</text:span></text:p>
      <text:p text:style-name="P33">Μ’ αυτόν τον τρόπο το αποτέλεσμα εξαρτάται <text:span text:style-name="T90">πλέον και </text:span>απ’ τη θέση του κάθε ζεύγους και τη θέση του κάθε χαρακτήρα στο ζεύγος. </text:p>
      <text:p text:style-name="P65"><text:tab/></text:p>
      <text:p text:style-name="P34">Άρα έχει επιτευχθεί τουλάχιστον μια <text:span text:style-name="T1">R </text:span>που εξαρτάται απ' το κάθε ψηφίο του <text:span text:style-name="T1">hash, </text:span>ανεξάρτητα απ' το πόσο ισχυρή είναι πραγματικά <text:span text:style-name="T91">τελικά</text:span>. Για να φτιάξω πολλές <text:span text:style-name="T1">reduction functions </text:span>βασισμένες σ' αυτήν, που θα παράγουν λίγο διαφορετικά αποτελέσματα ανάλογα με κάποια παράμετρο <text:span text:style-name="T1">(R1, R2, … ,Rk), </text:span>για μείωση των <text:span text:style-name="T1">collisions, </text:span>θα περνάω μία επιπλέον παράμετρο <text:span text:style-name="T1">k, </text:span>που θα χρησιμοποιείται και πάλι μόνο στο τέλος, <text:span text:style-name="T87">σε πρόσθεση και σε </text:span><text:span text:style-name="T32">XOR, </text:span><text:span text:style-name="T87">για να έχει μεγαλύτερο αντίκτυπο.</text:span></text:p>
      <text:p text:style-name="P34"/>
      <text:p text:style-name="P64">for(<text:span text:style-name="T94">i</text:span>=0; <text:span text:style-name="T94">i</text:span>&lt;6; <text:span text:style-name="T94">i</text:span>++)</text:p>
      <text:p text:style-name="P64"><text:span text:style-name="T20"><text:tab/>p[</text:span><text:span text:style-name="T94">i</text:span><text:span text:style-name="T20">] = </text:span><text:span text:style-name="T92">( </text:span><text:span text:style-name="T20">( </text:span><text:span text:style-name="T92">(</text:span><text:span text:style-name="T20">hyp_sum[</text:span><text:span text:style-name="T94">i</text:span><text:span text:style-name="T20">] </text:span><text:span text:style-name="T92">+ k) </text:span><text:span text:style-name="T20">XOR group_sum</text:span><text:span text:style-name="T94">[i]</text:span><text:span text:style-name="T20">) </text:span><text:span text:style-name="T92">XOR k ) </text:span><text:span text:style-name="T20">% 64</text:span></text:p>
      <text:p text:style-name="P21"/>
      <text:p text:style-name="P52"><text:s text:c="2"/>-----------------------</text:p>
      <text:p text:style-name="P52"/>
      <text:p text:style-name="P35"><text:span text:style-name="T98">Αντί να χρησιμοποιήσω την υλοποίηση της </text:span><text:span text:style-name="T40">blake </text:span><text:span text:style-name="T98">σε </text:span><text:span text:style-name="T40">python, </text:span><text:span text:style-name="T98">αποφάσισα να χρησιμοποιήσω τη </text:span><text:span text:style-name="T40">C </text:span><text:span text:style-name="T41">wrapper</text:span><text:span text:style-name="T40"> </text:span><text:span text:style-name="T98">έκδοσή της, καθώς όπως λέει έχει περίπου 40πλάσια ταχύτητα. Το πρόβλημα ήταν να μπορέσω να κάνω </text:span><text:span text:style-name="T13">import</text:span><text:span text:style-name="T98"> το </text:span><text:span text:style-name="T13">blake_wrapper.py. </text:span><text:span text:style-name="T98">Έγραψα κώδικα σε </text:span><text:span text:style-name="T38">python </text:span><text:span text:style-name="T96">για ευκολία , αλλά δ</text:span>εν μπόρεσα να κάνω <text:span text:style-name="T1">link </text:span>τ<text:span text:style-name="T96">ο </text:span><text:span text:style-name="T38">blake_ref.c </text:span><text:span text:style-name="T96">και </text:span><text:span text:style-name="T38">blake_ref.h </text:span><text:span text:style-name="T96">ως </text:span><text:span text:style-name="T38">library </text:span><text:span text:style-name="T96">για να χρησιμοποιήσω το </text:span><text:span text:style-name="T38">blake_wrapper.py</text:span><text:span text:style-name="T96">. <text:s/>Προσπαθούσα να το τρέξω σε </text:span><text:span text:style-name="T38">windows, </text:span><text:span text:style-name="T96">κι έτσι χρησιμοποιούσα </text:span><text:span text:style-name="T38">τον</text:span><text:span text:style-name="T45"> DMC compiler </text:span><text:span text:style-name="T103">για να φτιάξω τη </text:span><text:span text:style-name="T38">libblake </text:span><text:span text:style-name="T96">ως .</text:span><text:span text:style-name="T38">dll </text:span><text:span text:style-name="T48">(/dmc/bin/dmc -</text:span><text:span text:style-name="T49">WD </text:span><text:span text:style-name="T48">blake_ref.c) </text:span><text:span text:style-name="T96">αλλά καμία απ’ τις εκδόσεις της </text:span><text:span text:style-name="T38">python </text:span><text:span text:style-name="T96">(32</text:span><text:span text:style-name="T38">bit, 64bit) </text:span><text:span text:style-name="T96">δεν την αναγνώριζε. <text:s/>Το </text:span><text:span text:style-name="T50">libblake.dll </text:span><text:span text:style-name="T107">αρχείο φτιαχνόταν σύμφωνα με το αρχείο </text:span><text:span text:style-name="T50">blake_ref.def </text:span><text:span text:style-name="T108">που δημιουργούσα αλλά αν και ακολουθούσα τη διαδικασία για να φτιάξω το </text:span><text:span text:style-name="T13">library, </text:span><text:span text:style-name="T74">στην εκτέλεσή του το </text:span><text:span text:style-name="T14">python script </text:span><text:span text:style-name="T48">(</text:span><text:span text:style-name="T106">όταν έτρεχα </text:span><text:span text:style-name="T48">python rainbow.py ab2gd!)</text:span><text:span text:style-name="T14"> </text:span><text:span text:style-name="T74">που το έκανε </text:span><text:span text:style-name="T14">import </text:span><text:span text:style-name="T74">εμφάνιζε:</text:span></text:p>
      <text:p text:style-name="P68">Windows Error [Error 193] %1 is not a valid windows application</text:p>
      <text:p text:style-name="P36"><text:span text:style-name="T99">Τελικά δεν έβγαλα άκρη με </text:span><text:span text:style-name="T38">python </text:span><text:span text:style-name="T96">και η </text:span><text:span text:style-name="T38">C </text:span><text:span text:style-name="T96">θα 'ταν έτσι κι αλλιώς γρηγορότερη, θα μπορούσα να χρησιμοποιήσω και </text:span><text:span text:style-name="T38">threads </text:span><text:span text:style-name="T96">για το </text:span><text:span text:style-name="T38">rainbow table, </text:span><text:span text:style-name="T96">οπότε μετέφερα όλο τον κώδικα σε </text:span><text:span text:style-name="T38">C. </text:span><text:span text:style-name="T96">Το πρόβλημα να κάνω </text:span><text:span text:style-name="T38">link </text:span><text:span text:style-name="T96">το </text:span><text:span text:style-name="T38">library </text:span><text:span text:style-name="T96">για το </text:span><text:span text:style-name="T38">blake_wrapper.py </text:span><text:span text:style-name="T96">βέβαια παρέμεινε. Δοκίμασα να το κάνω </text:span><text:span text:style-name="T39">compile </text:span><text:span text:style-name="T97">σε </text:span><text:span text:style-name="T39">Dev-C++ </text:span><text:span text:style-name="T100">κάνοντας link το </text:span><text:span text:style-name="T42">libblake.so </text:span><text:span text:style-name="T100">όμως ούτε αυτό δούλεψε, ούτε με </text:span><text:span text:style-name="T43">cygwin </text:span><text:span text:style-name="T101">και εκτελώντας </text:span><text:span text:style-name="T43">manually </text:span><text:span text:style-name="T101">την εντολή gcc -O3 -</text:span><text:span text:style-name="T43">shared</text:span><text:span text:style-name="T101"> -o libblake.so blake_ref.c μέσω </text:span><text:span text:style-name="T44">cmd.</text:span><text:span text:style-name="T102"> </text:span></text:p>
      <text:p text:style-name="P36"/>
      <text:p text:style-name="P38">Δεν μπορούσα να τρέξω το πρόγραμμα στο <text:span text:style-name="T1">sbox </text:span>ή <text:span text:style-name="T1">linux </text:span><text:span text:style-name="T110">της σχολής επειδή</text:span><text:span text:style-name="T1">, </text:span>πέρα απ’ το ότι θα δημιουργούσε φόρτο, δεν είχα και <text:span text:style-name="T1">root permission </text:span>για να κάνω <text:span text:style-name="T1">install </text:span>το <text:span text:style-name="T1">library </text:span>και να τ<text:span text:style-name="T111">ο</text:span> προσθέσω στο κατάλληλο <text:span text:style-name="T1">path. </text:span><text:span text:style-name="T105">Είπα να το τρέξω σε </text:span><text:span text:style-name="T53">linux </text:span><text:span text:style-name="T110">μέσω </text:span><text:span text:style-name="T47">VMware player </text:span><text:span text:style-name="T105">αλλά στο </text:span><text:span text:style-name="T47">PC </text:span><text:span text:style-name="T105">μου μπορούσα να του δόσω μόνο </text:span><text:span text:style-name="T47">2GB </text:span><text:span text:style-name="T105">μνήμη, και δεν μπορούσε να εκτελέσει απλές λειτουργίες (όπως ν’ ανοίξει το </text:span><text:span text:style-name="T52">firefox </text:span><text:span text:style-name="T109">σε λιγότερο απο 15 δευτερόλεπτα) οπότε είχε ελάχιστη ισχύ για να φτιάξει το </text:span><text:span text:style-name="T47">rainbow table offline </text:span><text:span text:style-name="T105">σε ρεαλιστικό χρόνο. </text:span></text:p>
      <text:p text:style-name="P69"><text:soft-page-break/></text:p>
      <text:p text:style-name="P42">Τα αρχεία που περιέχονται είναι τα<text:span text:style-name="T1">:</text:span></text:p>
      <text:p text:style-name="P71">rainbow.c <text:s text:c="2"/>rainbow.h <text:s text:c="2"/>intercept.py</text:p>
      <text:p text:style-name="P44">(τα <text:span text:style-name="T1">rainbow </text:span>για το <text:span text:style-name="T1">rainbow table </text:span>και το <text:span text:style-name="T1">intercept </text:span>για το <text:span text:style-name="T1">dbus)</text:span></text:p>
      <text:p text:style-name="P71"/>
      <text:p text:style-name="P41"><text:span text:style-name="T108">Το </text:span><text:span text:style-name="T51">rainbow.c </text:span><text:span text:style-name="T108">δέχεται ως παραμέτρους το </text:span><text:span text:style-name="T51">hash </text:span><text:span text:style-name="T115">που θέλω να σπάσω</text:span><text:span text:style-name="T51">, </text:span><text:span text:style-name="T115">τον αριθμό των </text:span><text:span text:style-name="T54">chains </text:span><text:span text:style-name="T115">και το </text:span><text:span text:style-name="T54">length </text:span><text:span text:style-name="T115">τους, υποστηρίζει </text:span><text:span text:style-name="T55">hash </text:span><text:span text:style-name="T116">οποιουδήποτε μεγέθους (πχ 32, 64)</text:span><text:span text:style-name="T56"> </text:span><text:span text:style-name="T119">ενώ υπάρχει μια </text:span><text:span text:style-name="T57">test random “hash” (char* H) <text:s/></text:span><text:span text:style-name="T118">σε σχόλια για δοκιμή του </text:span><text:span text:style-name="T57">randomization </text:span><text:span text:style-name="T118">της </text:span><text:span text:style-name="T57">R </text:span><text:span text:style-name="T56">.</text:span></text:p>
      <text:p text:style-name="P39"/>
      <text:p text:style-name="P39"/>
      <text:p text:style-name="P37"/>
      <text:p text:style-name="P66"/>
      <text:p text:style-name="P67"/>
      <text:p text:style-name="P40"/>
      <text:p text:style-name="P23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23:50:44.936000000</dc:date>
    <meta:editing-duration>PT22H11M52S</meta:editing-duration>
    <meta:editing-cycles>171</meta:editing-cycles>
    <meta:generator>LibreOffice/5.1.3.2$Windows_x86 LibreOffice_project/644e4637d1d8544fd9f56425bd6cec110e49301b</meta:generator>
    <meta:document-statistic meta:table-count="0" meta:image-count="0" meta:object-count="0" meta:page-count="7" meta:paragraph-count="96" meta:word-count="1699" meta:character-count="11297" meta:non-whitespace-character-count="9610"/>
  </office:meta>
</office:document-meta>
</file>